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4897" officeooo:paragraph-rsid="001e4897"/>
    </style:style>
    <style:style style:name="P2" style:family="paragraph" style:parent-style-name="Standard">
      <style:paragraph-properties fo:text-align="start" style:justify-single-word="false"/>
      <style:text-properties fo:font-size="18pt" officeooo:rsid="001f1389" officeooo:paragraph-rsid="001f1389" style:font-size-asian="15.75pt" style:font-size-complex="18pt"/>
    </style:style>
    <style:style style:name="P3" style:family="paragraph" style:parent-style-name="Standard">
      <style:text-properties fo:font-size="14pt" officeooo:rsid="001e4897" officeooo:paragraph-rsid="001e4897" style:font-size-asian="14pt" style:font-size-complex="14pt"/>
    </style:style>
    <style:style style:name="P4" style:family="paragraph" style:parent-style-name="Standard">
      <style:text-properties fo:font-size="14pt" officeooo:rsid="00203436" officeooo:paragraph-rsid="00203436" style:font-size-asian="14pt" style:font-size-complex="14pt"/>
    </style:style>
    <style:style style:name="P5" style:family="paragraph" style:parent-style-name="Standard">
      <style:text-properties fo:font-size="14pt" fo:font-weight="bold" officeooo:rsid="001e4897" officeooo:paragraph-rsid="001e4897" style:font-size-asian="14pt" style:font-weight-asian="bold" style:font-size-complex="14pt" style:font-weight-complex="bold"/>
    </style:style>
    <style:style style:name="P6" style:family="paragraph" style:parent-style-name="Standard">
      <style:text-properties fo:font-size="14pt" fo:font-weight="bold" officeooo:rsid="00203f8d" officeooo:paragraph-rsid="00203f8d" style:font-size-asian="14pt" style:font-weight-asian="bold" style:font-size-complex="14pt" style:font-weight-complex="bold"/>
    </style:style>
    <style:style style:name="P7" style:family="paragraph" style:parent-style-name="Standard">
      <style:text-properties fo:font-size="14pt" fo:font-weight="normal" officeooo:rsid="00203436" officeooo:paragraph-rsid="00203436" style:font-size-asian="14pt" style:font-weight-asian="normal" style:font-size-complex="14pt" style:font-weight-complex="normal"/>
    </style:style>
    <style:style style:name="P8" style:family="paragraph" style:parent-style-name="Standard">
      <style:text-properties fo:font-size="14pt" fo:font-weight="normal" officeooo:rsid="0020e780" officeooo:paragraph-rsid="0020e780" style:font-size-asian="14pt" style:font-weight-asian="normal" style:font-size-complex="14pt" style:font-weight-complex="normal"/>
    </style:style>
    <style:style style:name="P9" style:family="paragraph" style:parent-style-name="Standard">
      <style:text-properties officeooo:paragraph-rsid="0020e780"/>
    </style:style>
    <style:style style:name="T1" style:family="text">
      <style:text-properties fo:font-size="22pt" fo:font-weight="bold" style:font-size-asian="19.25pt" style:font-weight-asian="bold" style:font-size-complex="22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03f8d"/>
    </style:style>
    <style:style style:name="T5" style:family="text">
      <style:text-properties officeooo:rsid="0022bdb3"/>
    </style:style>
    <style:style style:name="T6" style:family="text">
      <style:text-properties fo:font-size="14pt" fo:font-weight="normal" officeooo:rsid="0020e780" style:font-size-asian="14pt" style:font-weight-asian="normal" style:font-size-complex="14pt" style:font-weight-complex="normal"/>
    </style:style>
    <style:style style:name="T7" style:family="text">
      <style:text-properties fo:font-size="14pt" fo:font-weight="normal" officeooo:rsid="0022bdb3" style:font-size-asian="14pt" style:font-weight-asian="normal" style:font-size-complex="14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D7ACT1: Accessibilitat web</text:span></text:p>
      <text:p text:style-name="P2"><text:span text:style-name="T2">Activitat 1</text:span></text:p>
      <text:p text:style-name="P5">1 - Quina solució proposaries per a un ceg si la teua web tinguera en un plana un vídeo i volgueres que la persona invident poguera entendre-ho igual que una altra persona?</text:p>
      <text:p text:style-name="P4">Disposar de descripcions auditives dels fets del vídeo que no poden ser interpretats per el àudio de este. Per exemple un narrador que descriuria les accions en els vídeos, en els que no hi ha diàleg.</text:p>
      <text:p text:style-name="P4"/>
      <text:p text:style-name="P2"><text:span text:style-name="T2">Activitat 2</text:span></text:p>
      <text:p text:style-name="P5">2 - I si el vídeo l’haver de veure una persona sorda?</text:p>
      <text:p text:style-name="P7">· Tindre transcripcions per al àudio</text:p>
      <text:p text:style-name="P7">· Tindre subtítols sincronitzats per als vídeos.</text:p>
      <text:p text:style-name="P7"/>
      <text:p text:style-name="P2"><text:span text:style-name="T2">Activitat 3</text:span></text:p>
      <text:p text:style-name="P5">3 - Quina solució proposaries en una web per a què els usuaris que no utilitzen el ratolí puguen emplenar tots els camps d’un formulari?</text:p>
      <text:p text:style-name="P6"><text:span text:style-name="T3">Assegurar-se que totes les funcions estan disponibles des de el teclat(intenta que el tabulador salte d’enllaç a enllaç).</text:span></text:p>
      <text:p text:style-name="P6"><text:span text:style-name="T3"/></text:p>
      <text:p text:style-name="P5">Que hauries de tindre present per a què aquests usuaris puguen emplenar els camps de manera coherent?</text:p>
      <text:p text:style-name="P6"><text:span text:style-name="T3">Assegurar-se que el ordre siga lògic.</text:span></text:p>
      <text:p text:style-name="P6"><text:span text:style-name="T3"/></text:p>
      <text:p text:style-name="P2"><text:span text:style-name="T2">Activitat 4</text:span></text:p>
      <text:p text:style-name="P5">4 - Els usuaris cegs són igual d’impacients que els usuaris normals que naveguen per internet.</text:p>
      <text:p text:style-name="P5">Posa algun exemple que hages trobat en la lectura del te<text:span text:style-name="T4">x</text:span>t o els enllaços anteriors.</text:p>
      <text:p text:style-name="P5"/>
      <text:p text:style-name="P8">- No escolten cada paraula de una pàgina web, escolten sols la primera paraula de un enllaç o de una línia de text. Si no els pareix rellevant, es desplacen al següent enllaç o a la següent del text. Per tant el important i significatiu es deu de situar al principi dels enllaços i del text.</text:p>
      <text:p text:style-name="P8"/>
      <text:p text:style-name="P8">- Solen utilitzar freqüentment el desplaçament entre enllaços (anteriors i següents). També soles utilitzar la llista de enllaços, per tant, el text dels enllaços deu ser significatiu.</text:p>
      <text:p text:style-name="P8"/>
      <text:p text:style-name="P9"><text:span text:style-name="T6">- Solen utilitzar freqüentment el desplaçament entre </text:span><text:span text:style-name="T7">capçalera</text:span><text:span text:style-name="T6"> (anterior i següents). Per tant la pàgina deu de estar correctament estructurada i deu emplenar les etiquetes de </text:span><text:span text:style-name="T7">capçalera</text:span><text:span text:style-name="T6"> h1, h2 , h3, etc.</text:span></text:p>
      <text:p text:style-name="P9"><text:span text:style-name="T6"/></text:p>
      <text:p text:style-name="P2"><text:soft-page-break/><text:span text:style-name="T2">Activitat 5</text:span></text:p>
      <text:p text:style-name="P3">5 - En el vídeo de la xica que dissenya webs i usa un linconi, amb el que mou el trackball (una espècie de ratolí)?</text:p>
      <text:p text:style-name="P2"><text:span text:style-name="T2">Activitat 6</text:span></text:p>
      <text:p text:style-name="P3">6 - <text:s/>Per simular com podria veure la plana web una persona invident instal·la en Chromium o Chrome la extensió "ChromeVox Classic Extension". Utilitza el tabulador per poder navegar entre els elements de la plana. Entra en la web d'amazon.</text:p>
      <text:p text:style-name="P3">6.1 - Què diu sempre la veu quan et poses damunt d'un enllaç?</text:p>
      <text:p text:style-name="P3">6.2 - <text:s/>I quan et poses damunt d'un botó?</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2:44:50.049749234</meta:creation-date>
    <dc:date>2022-01-10T13:50:27.635356830</dc:date>
    <meta:editing-duration>PT55S</meta:editing-duration>
    <meta:editing-cycles>1</meta:editing-cycles>
    <meta:document-statistic meta:table-count="0" meta:image-count="0" meta:object-count="0" meta:page-count="2" meta:paragraph-count="25" meta:word-count="407" meta:character-count="2308" meta:non-whitespace-character-count="1924"/>
    <meta:generator>LibreOffice/6.4.7.2$Linux_X86_64 LibreOffice_project/40$Build-2</meta:generator>
  </office:meta>
</office:document-meta>
</file>